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101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6.874cm" svg:y="1.003cm">
            <draw:object draw:notify-on-update-of-ranges="Sheet1.A4:Sheet1.A9 Sheet1.B3:Sheet1.B3 Sheet1.B4:Sheet1.B9 Sheet1.C3:Sheet1.C3 Sheet1.C4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n Voyage Excursions</text:p>
          </table:table-cell>
          <table:table-cell table:style-name="Default" table:number-columns-repeated="2"/>
          <table:table-cell office:value-type="string" calcext:value-type="string">
            <text:p>Commission</text:p>
          </table:table-cell>
          <table:table-cell table:style-name="ce2" office:value-type="percentage" office:value="0.1" calcext:value-type="percentage">
            <text:p>10.00%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Agent</text:p>
          </table:table-cell>
          <table:table-cell table:style-name="Default" office:value-type="string" calcext:value-type="string">
            <text:p>Sales</text:p>
          </table:table-cell>
          <table:table-cell table:style-name="Default" office:value-type="string" calcext:value-type="string">
            <text:p>Com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</text:p>
          </table:table-cell>
          <table:table-cell office:value-type="currency" office:currency="USD" office:value="10500" calcext:value-type="currency">
            <text:p>$10,500</text:p>
          </table:table-cell>
          <table:table-cell table:formula="of:=[.B4]*[.E1]" office:value-type="currency" office:currency="USD" office:value="1050" calcext:value-type="currency">
            <text:p>$1,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</text:p>
          </table:table-cell>
          <table:table-cell office:value-type="currency" office:currency="USD" office:value="25000" calcext:value-type="currency">
            <text:p>$25,000</text:p>
          </table:table-cell>
          <table:table-cell table:formula="of:=[.B5]*[.E1]" office:value-type="currency" office:currency="USD" office:value="2500" calcext:value-type="currency">
            <text:p>$2,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k</text:p>
          </table:table-cell>
          <table:table-cell office:value-type="currency" office:currency="USD" office:value="34800" calcext:value-type="currency">
            <text:p>$34,800</text:p>
          </table:table-cell>
          <table:table-cell table:formula="of:=[.B6]*[.E1]" office:value-type="currency" office:currency="USD" office:value="3480" calcext:value-type="currency">
            <text:p>$3,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</text:p>
          </table:table-cell>
          <table:table-cell office:value-type="currency" office:currency="USD" office:value="2900" calcext:value-type="currency">
            <text:p>$2,900</text:p>
          </table:table-cell>
          <table:table-cell table:formula="of:=[.B7]*[.E1]" office:value-type="currency" office:currency="USD" office:value="290" calcext:value-type="currency">
            <text:p>$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nny</text:p>
          </table:table-cell>
          <table:table-cell office:value-type="currency" office:currency="USD" office:value="35550" calcext:value-type="currency">
            <text:p>$35,550</text:p>
          </table:table-cell>
          <table:table-cell table:formula="of:=[.B8]*[.E1]" office:value-type="currency" office:currency="USD" office:value="3555" calcext:value-type="currency">
            <text:p>$3,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ke</text:p>
          </table:table-cell>
          <table:table-cell office:value-type="currency" office:currency="USD" office:value="22648" calcext:value-type="currency">
            <text:p>$22,648</text:p>
          </table:table-cell>
          <table:table-cell table:formula="of:=[.B9]*[.E1]" office:value-type="currency" office:currency="USD" office:value="2264.8" calcext:value-type="currency">
            <text:p>$2,2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our Spirit</meta:initial-creator>
    <meta:creation-date>2023-05-13T16:17:42.316000000</meta:creation-date>
    <dc:date>2023-05-13T16:47:26.141000000</dc:date>
    <dc:creator>Amour Spirit</dc:creator>
    <meta:editing-duration>PT29M39S</meta:editing-duration>
    <meta:editing-cycles>5</meta:editing-cycles>
    <meta:generator>LibreOffice/7.5.2.2$Windows_X86_64 LibreOffice_project/53bb9681a964705cf672590721dbc85eb4d0c3a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Bon Voyage Excursion</text:p>
        </chart:title>
        <chart:subtitle svg:x="6.594cm" svg:y="1.275cm" chart:style-name="ch3">
          <text:p>Sales By Agent</text:p>
        </chart:subtitle>
        <chart:legend chart:legend-position="end" svg:x="12.751cm" svg:y="3.952cm" style:legend-expansion="high" chart:style-name="ch4"/>
        <chart:plot-area chart:style-name="ch5" table:cell-range-address="Sheet1.A4:Sheet1.C9 Sheet1.B3:Sheet1.C3" chart:data-source-has-labels="both" svg:x="1.331cm" svg:y="2.138cm" svg:width="10.219cm" svg:height="6.682cm">
          <chart:coordinate-region svg:x="2.799cm" svg:y="2.337cm" svg:width="7.467cm" svg:height="5.836cm"/>
          <chart:axis chart:dimension="x" chart:name="primary-x" chart:style-name="ch6" chartooo:axis-type="auto">
            <chartooo:date-scale/>
            <chart:categories table:cell-range-address="Sheet1.A4:Sheet1.A9"/>
          </chart:axis>
          <chart:axis chart:dimension="y" chart:name="primary-y" chart:style-name="ch7">
            <chart:title svg:x="0.451cm" svg:y="5.946cm" chart:style-name="ch8">
              <text:p>Sales</text:p>
            </chart:title>
            <chart:grid chart:style-name="ch9" chart:class="major"/>
          </chart:axis>
          <chart:axis chart:dimension="y" chart:name="secondary-y" chart:style-name="ch10">
            <chart:title svg:x="11.87cm" svg:y="6.436cm" chart:style-name="ch8">
              <text:p>Commission</text:p>
            </chart:title>
          </chart:axis>
          <chart:series chart:attached-axis="primary-y" chart:style-name="ch11" chart:values-cell-range-address="Sheet1.B4:Sheet1.B9" chart:label-cell-address="Sheet1.B3:Sheet1.B3" chart:class="chart:bar">
            <chart:data-point chart:repeated="6"/>
          </chart:series>
          <chart:series chart:attached-axis="secondary-y" chart:style-name="ch12" chart:values-cell-range-address="Sheet1.C4:Sheet1.C9" chart:label-cell-address="Sheet1.C3:Sheet1.C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es</text:p>
                <draw:g>
                  <svg:desc>Sheet1.B3:Sheet1.B3</svg:desc>
                </draw:g>
              </table:table-cell>
              <table:table-cell office:value-type="string">
                <text:p>Commission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ohn</text:p>
                <draw:g>
                  <svg:desc>Sheet1.A4:Sheet1.A9</svg:desc>
                </draw:g>
              </table:table-cell>
              <table:table-cell office:value-type="float" office:value="10500">
                <text:p>10500</text:p>
                <draw:g>
                  <svg:desc>Sheet1.B4:Sheet1.B9</svg:desc>
                </draw:g>
              </table:table-cell>
              <table:table-cell office:value-type="float" office:value="1050">
                <text:p>1050</text:p>
                <draw:g>
                  <svg:desc>Sheet1.C4:Sheet1.C9</svg:desc>
                </draw:g>
              </table:table-cell>
            </table:table-row>
            <table:table-row>
              <table:table-cell office:value-type="string">
                <text:p>Jane</text:p>
              </table:table-cell>
              <table:table-cell office:value-type="float" office:value="25000">
                <text:p>25000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Jack</text:p>
              </table:table-cell>
              <table:table-cell office:value-type="float" office:value="34800">
                <text:p>3480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Joe</text:p>
              </table:table-cell>
              <table:table-cell office:value-type="float" office:value="2900">
                <text:p>290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Jenny</text:p>
              </table:table-cell>
              <table:table-cell office:value-type="float" office:value="35550">
                <text:p>35550</text:p>
              </table:table-cell>
              <table:table-cell office:value-type="float" office:value="3555">
                <text:p>3555</text:p>
              </table:table-cell>
            </table:table-row>
            <table:table-row>
              <table:table-cell office:value-type="string">
                <text:p>Jake</text:p>
              </table:table-cell>
              <table:table-cell office:value-type="float" office:value="22648">
                <text:p>22648</text:p>
              </table:table-cell>
              <table:table-cell office:value-type="float" office:value="2264.8">
                <text:p>2264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